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1.1632in" style:rel-column-width="11387*"/>
    </style:style>
    <style:style style:name="Table1.B" style:family="table-column">
      <style:table-column-properties style:column-width="1.8139in" style:rel-column-width="17761*"/>
    </style:style>
    <style:style style:name="Table1.C" style:family="table-column">
      <style:table-column-properties style:column-width="3.716in" style:rel-column-width="3638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903in" style:rel-column-width="3300*"/>
    </style:style>
    <style:style style:name="Table2.B" style:family="table-column">
      <style:table-column-properties style:column-width="4.4028in" style:rel-column-width="634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903in" style:rel-column-width="3300*"/>
    </style:style>
    <style:style style:name="Table3.B" style:family="table-column">
      <style:table-column-properties style:column-width="4.4028in" style:rel-column-width="6345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a82" officeooo:paragraph-rsid="0007ba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c71" officeooo:paragraph-rsid="0007b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90ae" officeooo:paragraph-rsid="00089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fe2d" officeooo:paragraph-rsid="0008fe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414" officeooo:paragraph-rsid="000a7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4202" officeooo:paragraph-rsid="000c42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rsid="000da98f" officeooo:paragraph-rsid="000da98f"/>
    </style:style>
    <style:style style:name="P9" style:family="paragraph" style:parent-style-name="Standard">
      <style:paragraph-properties fo:break-before="page"/>
      <style:text-properties officeooo:rsid="000da98f" officeooo:paragraph-rsid="000ecbaf"/>
    </style:style>
    <style:style style:name="P10" style:family="paragraph" style:parent-style-name="Standard">
      <style:text-properties officeooo:rsid="000da98f" officeooo:paragraph-rsid="000ecbaf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0dfc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baf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0f46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105a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117d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2cb" officeooo:paragraph-rsid="001382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1b1" officeooo:paragraph-rsid="0013e1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f9d" officeooo:paragraph-rsid="00153f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b32" officeooo:paragraph-rsid="00172b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ef55" officeooo:paragraph-rsid="0019ef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7bc71"/>
    </style:style>
    <style:style style:name="T2" style:family="text">
      <style:text-properties officeooo:rsid="000a7414"/>
    </style:style>
    <style:style style:name="T3" style:family="text">
      <style:text-properties officeooo:rsid="000e98c0"/>
    </style:style>
    <style:style style:name="T4" style:family="text">
      <style:text-properties officeooo:rsid="000ecbaf"/>
    </style:style>
    <style:style style:name="T5" style:family="text">
      <style:text-properties officeooo:rsid="00129314"/>
    </style:style>
    <style:style style:name="T6" style:family="text">
      <style:text-properties officeooo:rsid="0016cbb8"/>
    </style:style>
    <style:style style:name="T7" style:family="text">
      <style:text-properties officeooo:rsid="0018ab6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Type</text:p>
          </table:table-cell>
          <table:table-cell table:style-name="Table1.A1" office:value-type="string">
            <text:p text:style-name="P2">Actor</text:p>
          </table:table-cell>
          <table:table-cell table:style-name="Table1.C1" office:value-type="string">
            <text:p text:style-name="P2">Comment</text:p>
          </table:table-cell>
        </table:table-row>
        <table:table-row>
          <table:table-cell table:style-name="Table1.A2" office:value-type="string">
            <text:p text:style-name="P2">Primary</text:p>
          </table:table-cell>
          <table:table-cell table:style-name="Table1.A2" office:value-type="string">
            <text:p text:style-name="P2">Employee<text:span text:style-name="T1">s</text:span></text:p>
          </table:table-cell>
          <table:table-cell table:style-name="Table1.C2" office:value-type="string">
            <text:p text:style-name="P3">These are employees that are employed by the owner of the system. <text:s/>This encompasses full time, part time, and contracted employees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Administrators</text:p>
          </table:table-cell>
          <table:table-cell table:style-name="Table1.C2" office:value-type="string">
            <text:p text:style-name="P6">System owners and super users that will perform administrative tasks on the system</text:p>
          </table:table-cell>
        </table:table-row>
        <table:table-row table:style-name="Table1.4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Customers</text:p>
          </table:table-cell>
          <table:table-cell table:style-name="Table1.C2" office:value-type="string">
            <text:p text:style-name="P6">Clients of the owners that will use external applications of the owners and require authentication</text:p>
          </table:table-cell>
        </table:table-row>
        <table:table-row>
          <table:table-cell table:style-name="Table1.A2" office:value-type="string">
            <text:p text:style-name="P2">Secondary</text:p>
          </table:table-cell>
          <table:table-cell table:style-name="Table1.A2" office:value-type="string">
            <text:p text:style-name="P2">Log System</text:p>
          </table:table-cell>
          <table:table-cell table:style-name="Table1.C2" office:value-type="string">
            <text:p text:style-name="P7">Logging system or subsystem to allow for error tracing or to help identify malicious intent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Data Storage System</text:p>
          </table:table-cell>
          <table:table-cell table:style-name="Table1.C2" office:value-type="string">
            <text:p text:style-name="P7">Storage system or subsystem that will be used to store information from the system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MFA Provider</text:p>
          </table:table-cell>
          <table:table-cell table:style-name="Table1.C2" office:value-type="string">
            <text:p text:style-name="P7">Multi-factor authentication provider that will be utilized to support MFA/2FA</text:p>
          </table:table-cell>
        </table:table-row>
        <table:table-row table:style-name="Table1.4">
          <table:table-cell table:style-name="Table1.A2" office:value-type="string">
            <text:p text:style-name="P5">Offstage</text:p>
          </table:table-cell>
          <table:table-cell table:style-name="Table1.A2" office:value-type="string">
            <text:p text:style-name="P3"><text:span text:style-name="T2">A</text:span>uthorization System</text:p>
          </table:table-cell>
          <table:table-cell table:style-name="Table1.C2" office:value-type="string">
            <text:p text:style-name="P6">External system/subsystem that will apply appropriate permissions following successful authenticatio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External Applications</text:p>
          </table:table-cell>
          <table:table-cell table:style-name="Table1.C2" office:value-type="string">
            <text:p text:style-name="P4">Applications that will utilize this system for authentication</text:p>
          </table:table-cell>
        </table:table-row>
      </table:table>
      <text:p text:style-name="Standard"/>
      <text:p text:style-name="Standard"/>
      <text:p text:style-name="P8">Use Case <text:span text:style-name="T3">Template</text:span></text:p>
      <table:table table:name="Table2" table:style-name="Table2" table:template-name="Default Style">
        <table:table-column table:style-name="Table2.A"/>
        <table:table-column table:style-name="Table2.B"/>
        <table:table-row>
          <table:table-cell table:style-name="Table2.A1" office:value-type="string">
            <text:p text:style-name="P13">Use Case Section</text:p>
          </table:table-cell>
          <table:table-cell table:style-name="Table2.B1" office:value-type="string">
            <text:p text:style-name="P13">Comment</text:p>
          </table:table-cell>
        </table:table-row>
        <table:table-row>
          <table:table-cell table:style-name="Table2.A2" office:value-type="string">
            <text:p text:style-name="P13">Use Case Name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3">Scope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3">Level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3">Primary Actor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3">Stakeholders and Interest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3">Precondition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3">Success Guarantee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3">Main Success Scenario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3">Extension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3">Special Requirements</text:p>
          </table:table-cell>
          <table:table-cell table:style-name="Table2.B2" office:value-type="string">
            <text:p text:style-name="P1"/>
          </table:table-cell>
        </table:table-row>
      </table:table>
      <text:p text:style-name="P8"/>
      <text:p text:style-name="P9">Use Case <text:span text:style-name="T4">1</text:span></text:p>
      <table:table table:name="Table3" table:style-name="Table3" table:template-name="Default Style">
        <table:table-column table:style-name="Table3.A"/>
        <table:table-column table:style-name="Table3.B"/>
        <table:table-row>
          <table:table-cell table:style-name="Table3.A1" office:value-type="string">
            <text:p text:style-name="P14">Use Case Section</text:p>
          </table:table-cell>
          <table:table-cell table:style-name="Table3.B1" office:value-type="string">
            <text:p text:style-name="P14">Comment</text:p>
          </table:table-cell>
        </table:table-row>
        <table:table-row>
          <table:table-cell table:style-name="Table3.A2" office:value-type="string">
            <text:p text:style-name="P14">Use Case Name</text:p>
          </table:table-cell>
          <table:table-cell table:style-name="Table3.B2" office:value-type="string">
            <text:p text:style-name="P15">Authenticate Login Credentials</text:p>
          </table:table-cell>
        </table:table-row>
        <table:table-row>
          <table:table-cell table:style-name="Table3.A2" office:value-type="string">
            <text:p text:style-name="P14">Scope</text:p>
          </table:table-cell>
          <table:table-cell table:style-name="Table3.B2" office:value-type="string">
            <text:p text:style-name="P16">Secure Authentication System</text:p>
          </table:table-cell>
        </table:table-row>
        <table:table-row>
          <table:table-cell table:style-name="Table3.A2" office:value-type="string">
            <text:p text:style-name="P14">Level</text:p>
          </table:table-cell>
          <table:table-cell table:style-name="Table3.B2" office:value-type="string">
            <text:p text:style-name="P17">Sub function</text:p>
          </table:table-cell>
        </table:table-row>
        <table:table-row>
          <table:table-cell table:style-name="Table3.A2" office:value-type="string">
            <text:p text:style-name="P14">Primary Actor</text:p>
          </table:table-cell>
          <table:table-cell table:style-name="Table3.B2" office:value-type="string">
            <text:p text:style-name="P17">Employee</text:p>
          </table:table-cell>
        </table:table-row>
        <table:table-row>
          <table:table-cell table:style-name="Table3.A2" office:value-type="string">
            <text:p text:style-name="P14">Stakeholders and Interests</text:p>
          </table:table-cell>
          <table:table-cell table:style-name="Table3.B2" office:value-type="string">
            <text:p text:style-name="P17">Employee: <text:s/>Wants to log into email client to view and send an email</text:p>
            <text:p text:style-name="P17"/>
            <text:p text:style-name="P18">External Application: <text:s/>The email client that uses the system <text:span text:style-name="T5">for authentication</text:span></text:p>
          </table:table-cell>
        </table:table-row>
        <table:table-row>
          <table:table-cell table:style-name="Table3.A2" office:value-type="string">
            <text:p text:style-name="P14">Preconditions</text:p>
          </table:table-cell>
          <table:table-cell table:style-name="Table3.B2" office:value-type="string">
            <text:p text:style-name="P12">-</text:p>
          </table:table-cell>
        </table:table-row>
        <table:table-row>
          <table:table-cell table:style-name="Table3.A2" office:value-type="string">
            <text:p text:style-name="P14">Success Guarantee</text:p>
          </table:table-cell>
          <table:table-cell table:style-name="Table3.B2" office:value-type="string">
            <text:p text:style-name="P17">Employee is authenticated</text:p>
          </table:table-cell>
        </table:table-row>
        <table:table-row>
          <table:table-cell table:style-name="Table3.A2" office:value-type="string">
            <text:p text:style-name="P14">Main Success Scenario</text:p>
          </table:table-cell>
          <table:table-cell table:style-name="Table3.B2" office:value-type="string">
            <text:list text:style-name="L1">
              <text:list-item>
                <text:p text:style-name="P20">The email client establishes a secured, private connection to the system</text:p>
              </text:list-item>
              <text:list-item>
                <text:p text:style-name="P19">Email client provides the system with username and password </text:p>
              </text:list-item>
              <text:list-item>
                <text:p text:style-name="P20">The system verifies that the user exists in its data store</text:p>
              </text:list-item>
              <text:list-item>
                <text:p text:style-name="P20">The system verifies that the supplied password is equivalent to the password hash stored in the data store with the user</text:p>
              </text:list-item>
              <text:list-item>
                <text:p text:style-name="P22">The system asks the client for a OTP</text:p>
              </text:list-item>
              <text:list-item>
                <text:p text:style-name="P22">The email client asks the Employee for a OTP, and the employee provides the OTP to the email client</text:p>
              </text:list-item>
              <text:list-item>
                <text:p text:style-name="P22">The email client provides the OTP to the system</text:p>
              </text:list-item>
              <text:list-item>
                <text:p text:style-name="P22">The system creates a OTP request to the MFA subsystem and provides the OTP to the MFA subsystem</text:p>
              </text:list-item>
              <text:list-item>
                <text:p text:style-name="P22">The MFA subsystem responds indicating that the OTP is correct</text:p>
              </text:list-item>
              <text:list-item>
                <text:p text:style-name="P22">The system informs the email client that the authentication was successful</text:p>
              </text:list-item>
            </text:list>
          </table:table-cell>
        </table:table-row>
        <table:table-row>
          <table:table-cell table:style-name="Table3.A2" office:value-type="string">
            <text:p text:style-name="P14">Extensions</text:p>
          </table:table-cell>
          <table:table-cell table:style-name="Table3.B2" office:value-type="string">
            <text:p text:style-name="P21">User does not exist:</text:p>
            <text:p text:style-name="P21">3a. The system does not find the User in the data store</text:p>
            <text:p text:style-name="P21">3b. The system returns an error to the client indicating that the user does not exist</text:p>
            <text:p text:style-name="P21"/>
            <text:p text:style-name="P21">User password is incorrect:</text:p>
            <text:p text:style-name="P21"><text:span text:style-name="T6">4</text:span>a. <text:span text:style-name="T7">The system returns an error to the client indicating that the password is incorrect</text:span></text:p>
            <text:p text:style-name="P21"/>
            <text:p text:style-name="P23">User provides incorrect OTP:</text:p>
            <text:p text:style-name="P23">9a. The MFA subsystem responds indicating an incorrect OTP</text:p>
            <text:p text:style-name="P23">9b. The system informs the email client of the incorrect OTP</text:p>
          </table:table-cell>
        </table:table-row>
        <table:table-row>
          <table:table-cell table:style-name="Table3.A2" office:value-type="string">
            <text:p text:style-name="P14">Special Requirements</text:p>
          </table:table-cell>
          <table:table-cell table:style-name="Table3.B2" office:value-type="string">
            <text:p text:style-name="P12">-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1:54:40.009106844</meta:creation-date>
    <meta:generator>LibreOffice/24.2.0.3$Linux_X86_64 LibreOffice_project/420$Build-3</meta:generator>
    <dc:date>2024-03-31T15:27:16.123699015</dc:date>
    <meta:editing-duration>PT1H16M48S</meta:editing-duration>
    <meta:editing-cycles>22</meta:editing-cycles>
    <meta:document-statistic meta:table-count="3" meta:image-count="0" meta:object-count="0" meta:page-count="2" meta:paragraph-count="75" meta:word-count="428" meta:character-count="2651" meta:non-whitespace-character-count="2304"/>
  </office:meta>
</office:document-meta>
</file>